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.265cm" fo:margin-top="0.265cm" fo:margin-bottom="0.265cm" style:contextual-spacing="false" style:line-height-at-least="0.503cm" fo:widows="1" fo:text-indent="0cm" style:auto-text-indent="false"/>
      <style:text-properties fo:font-variant="normal" fo:text-transform="none" fo:color="#000000" fo:letter-spacing="normal"/>
    </style:style>
    <style:style style:name="P2" style:family="paragraph" style:parent-style-name="Text_20_body">
      <style:paragraph-properties fo:margin-left="0cm" fo:margin-right="0.265cm" fo:margin-top="0.265cm" fo:margin-bottom="0.265cm" style:contextual-spacing="false" style:line-height-at-least="0.503cm" fo:widows="1" fo:text-indent="0cm" style:auto-text-indent="false"/>
      <style:text-properties fo:color="#000000"/>
    </style:style>
    <style:style style:name="P3" style:family="paragraph" style:parent-style-name="Text_20_body">
      <style:paragraph-properties fo:margin-left="0cm" fo:margin-right="0.265cm" fo:margin-top="0.055cm" fo:margin-bottom="0.055cm" style:contextual-spacing="false" style:line-height-at-least="0.503cm" fo:widows="1" fo:text-indent="0cm" style:auto-text-indent="false"/>
      <style:text-properties fo:color="#000000" officeooo:rsid="000b2ad3" officeooo:paragraph-rsid="000b2ad3"/>
    </style:style>
    <style:style style:name="P4" style:family="paragraph" style:parent-style-name="Text_20_body">
      <style:paragraph-properties fo:margin-left="0cm" fo:margin-right="0.265cm" fo:margin-top="0.055cm" fo:margin-bottom="0.055cm" style:contextual-spacing="false" style:line-height-at-least="0.503cm" fo:widows="1" fo:text-indent="0cm" style:auto-text-indent="false"/>
      <style:text-properties fo:font-variant="normal" fo:text-transform="none" fo:color="#000000" fo:font-size="12pt" fo:letter-spacing="normal" officeooo:rsid="000b2ad3" officeooo:paragraph-rsid="000b2ad3" style:font-name-asian="georgia" style:font-size-asian="12pt" style:font-style-asian="normal" style:font-weight-asian="normal" style:font-size-complex="12pt"/>
    </style:style>
    <style:style style:name="P5" style:family="paragraph" style:parent-style-name="Text_20_body">
      <style:paragraph-properties fo:margin-left="0cm" fo:margin-right="0.265cm" fo:margin-top="0.055cm" fo:margin-bottom="0.055cm" style:contextual-spacing="false" style:line-height-at-least="0.503cm" fo:widows="1" fo:text-indent="0cm" style:auto-text-indent="false"/>
      <style:text-properties fo:font-variant="normal" fo:text-transform="none" fo:color="#000000" fo:font-size="12pt" fo:letter-spacing="normal" officeooo:rsid="000b2ad3" officeooo:paragraph-rsid="000b2ad3" style:font-name-asian="georgia" style:font-size-asian="11.25pt" style:font-style-asian="normal" style:font-weight-asian="normal" style:font-size-complex="12pt"/>
    </style:style>
    <style:style style:name="P6" style:family="paragraph" style:parent-style-name="Heading_20_1">
      <style:paragraph-properties fo:text-align="center" style:justify-single-word="false"/>
    </style:style>
    <style:style style:name="T1" style:family="text">
      <style:text-properties style:font-name="georgia" fo:font-size="11.25pt" fo:font-style="normal" fo:font-weight="normal"/>
    </style:style>
    <style:style style:name="T2" style:family="text">
      <style:text-properties style:font-name-asian="georgia" style:font-size-asian="11.25pt" style:font-style-asian="normal" style:font-weight-asian="normal"/>
    </style:style>
    <style:style style:name="T3" style:family="text">
      <style:text-properties style:font-size-asian="11.25pt"/>
    </style:style>
    <style:style style:name="T4" style:family="text">
      <style:text-properties fo:font-variant="normal" fo:text-transform="none" fo:letter-spacing="normal" style:font-name-asian="georgia" style:font-size-asian="11.25pt" style:font-style-asian="normal" style:font-weight-asian="normal"/>
    </style:style>
    <style:style style:name="T5" style:family="text">
      <style:text-properties fo:font-variant="normal" fo:text-transform="none" style:font-name="georgia" fo:font-size="11.25pt" fo:letter-spacing="normal" fo:font-style="normal" fo:font-weight="normal"/>
    </style:style>
    <style:style style:name="T6" style:family="text">
      <style:text-properties fo:font-variant="normal" fo:text-transform="none" fo:color="#80808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7" style:family="text">
      <style:text-properties fo:font-variant="normal" fo:text-transform="none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8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树状数组可以很方便地实现数组的动态修改求和，并且代码量非常小！经过拓展之后，还可以实现区间修改单点查询、求区间最值和第 </text:span><text:span text:style-name="T1">K </text:span><text:span text:style-name="T2">大值（继续学习之后再更新）</text:span></text:p>
      <text:p text:style-name="P2"><text:span text:style-name="T4">基本功能的实现主要有三个函数，</text:span><text:span text:style-name="T5">lowbit </text:span><text:span text:style-name="T4">、 </text:span><text:span text:style-name="T5">add </text:span><text:span text:style-name="T4">、 </text:span><text:span text:style-name="T5">getsum</text:span><text:span text:style-name="T4">；</text:span></text:p>
      <text:p text:style-name="P3"><text:span text:style-name="T4">int lowbit(int x){return x&amp;(-x);}</text:span></text:p>
      <text:p text:style-name="P3"><text:span text:style-name="T4">//lowbit函数，决定下一个/上一个覆盖区间</text:span></text:p>
      <text:p text:style-name="P3"/>
      <text:p text:style-name="P3"><text:span text:style-name="T4">void add(int x,int a){</text:span></text:p>
      <text:p text:style-name="P3"><text:span text:style-name="T4"><text:s text:c="4"/>for(int i=x;i&lt;=N;i+=lowbit(i))c[i]+=a;</text:span></text:p>
      <text:p text:style-name="P3"><text:span text:style-name="T4">}</text:span></text:p>
      <text:p text:style-name="P3"><text:span text:style-name="T4">//单点加数</text:span></text:p>
      <text:p text:style-name="P3"/>
      <text:p text:style-name="P3"><text:span text:style-name="T4">int sum(int x){</text:span></text:p>
      <text:p text:style-name="P3"><text:span text:style-name="T4"><text:s text:c="4"/>int ans=0;</text:span></text:p>
      <text:p text:style-name="P3"><text:span text:style-name="T4"><text:s text:c="4"/>for(int i=x;i&gt;0;i-=lowbit(i))ans+=c[i];</text:span></text:p>
      <text:p text:style-name="P3"><text:span text:style-name="T4"><text:s text:c="4"/>return ans;</text:span></text:p>
      <text:p text:style-name="P3"><text:span text:style-name="T4">}</text:span></text:p>
      <text:p text:style-name="P3"><text:span text:style-name="T4">//区间求和</text:span></text:p>
      <text:p text:style-name="P3"/>
      <text:p text:style-name="P3"/>
      <text:p text:style-name="P4">区间求最值功能：</text:p>
      <text:p text:style-name="P4"><text:span text:style-name="T3">int lowbit(int x){return x&amp;(-x);}</text:span></text:p>
      <text:p text:style-name="P4"/>
      <text:p text:style-name="P4"><text:span text:style-name="T3">void init(int n){</text:span></text:p>
      <text:p text:style-name="P4"><text:span text:style-name="T3"><text:s text:c="4"/>for(int i=1;i&lt;=n;i++){</text:span></text:p>
      <text:p text:style-name="P4"><text:span text:style-name="T3"><text:s text:c="8"/>ma[i]=a[i];</text:span></text:p>
      <text:p text:style-name="P4"><text:span text:style-name="T3"><text:s text:c="8"/>for(int j=1;j&lt;lowbit(i);j&lt;&lt;=1)</text:span></text:p>
      <text:p text:style-name="P4"><text:span text:style-name="T3"><text:s text:c="12"/>ma[i]=max(ma[i],ma[i-j]);</text:span></text:p>
      <text:p text:style-name="P4"><text:span text:style-name="T3"><text:s text:c="4"/>}</text:span></text:p>
      <text:p text:style-name="P4"><text:span text:style-name="T3">}</text:span></text:p>
      <text:p text:style-name="P4"><text:span text:style-name="T3">//init函数是构建最大值数组的函数，其中 n 是数组长度，a 是原数组，ma 是区间最大值数组，表示 [ i - lowbit [ i ] <text:s/>,i ]区间内的最大值，对于每一个 i ，用被其覆盖的各个区间的最大值更新它。</text:span></text:p>
      <text:p text:style-name="P4"/>
      <text:p text:style-name="P4"><text:span text:style-name="T3">int query(int l,int r){</text:span></text:p>
      <text:p text:style-name="P4"><text:span text:style-name="T3"><text:s text:c="4"/>int ans=a[r];</text:span></text:p>
      <text:p text:style-name="P4"><text:span text:style-name="T3"><text:s text:c="4"/>while(1){</text:span></text:p>
      <text:p text:style-name="P4"><text:span text:style-name="T3"><text:s text:c="8"/>ans=max(ans,a[r]);</text:span></text:p>
      <text:p text:style-name="P4"><text:span text:style-name="T3"><text:s text:c="8"/>if(l==r)break;</text:span></text:p>
      <text:p text:style-name="P4"><text:span text:style-name="T3"><text:s text:c="8"/>for(r-=1;r-l&gt;=lowbit(r);r-=lowbit(r))</text:span></text:p>
      <text:p text:style-name="P4"><text:soft-page-break/><text:span text:style-name="T3"><text:s text:c="12"/>ans=max(ans,ma[r]);</text:span></text:p>
      <text:p text:style-name="P4"><text:span text:style-name="T3"><text:s text:c="4"/>}</text:span></text:p>
      <text:p text:style-name="P4"><text:span text:style-name="T3"><text:s text:c="4"/>return ans;</text:span></text:p>
      <text:p text:style-name="P4"><text:span text:style-name="T3">}</text:span></text:p>
      <text:p text:style-name="P4"><text:span text:style-name="T3">//查询 [ l , r ] 区间内的最大值，通过不断考虑 r 覆盖的区间中的最大值，将 r 不断左移直到等于 l ，返回这中间的最大值，对于每一次遍历的 r ，若 r 覆盖的区间在查询区间内，就直接使用该区间的最大值，然后左移 r 值原先 r 覆盖的区间左，若 r 覆盖的区间比查询区间大，就直接考虑 r 的值，然后将 r 左移至 k - 1 ；这样循环直到 l == r 。</text:span></text:p>
      <text:p text:style-name="P4"/>
      <text:p text:style-name="P5">树状数组还有区间更新单点查询的功能：</text:p>
      <text:p text:style-name="P5"/>
      <text:p text:style-name="P5">int lowbit(int x){return x&amp;(-x);}</text:p>
      <text:p text:style-name="P5"/>
      <text:p text:style-name="P5">void change(int x,int v){</text:p>
      <text:p text:style-name="P5"><text:s text:c="4"/>while(x&lt;=n){ <text:s text:c="3"/>//n是树状数组长度</text:p>
      <text:p text:style-name="P5"><text:s text:c="8"/>c[x]+=v;</text:p>
      <text:p text:style-name="P5"><text:s text:c="8"/>x+=lowbit(x);</text:p>
      <text:p text:style-name="P5"><text:s text:c="4"/>}</text:p>
      <text:p text:style-name="P5">}</text:p>
      <text:p text:style-name="P5"/>
      <text:p text:style-name="P5">int sum(int x){ <text:s text:c="3"/>//求x单点值</text:p>
      <text:p text:style-name="P5"><text:s text:c="4"/>int s=0;</text:p>
      <text:p text:style-name="P5"><text:s text:c="4"/>while(x){</text:p>
      <text:p text:style-name="P5"><text:s text:c="8"/>s+=c[x];</text:p>
      <text:p text:style-name="P5"><text:s text:c="8"/>x-=lowbit(x);</text:p>
      <text:p text:style-name="P5"><text:s text:c="4"/>}</text:p>
      <text:p text:style-name="P5"><text:s text:c="4"/>return s;</text:p>
      <text:p text:style-name="P5">}</text:p>
      <text:p text:style-name="P5"/>
      <text:p text:style-name="P5">void update(int l,int r,int v){ <text:s text:c="3"/>//将区间[l,r]加v</text:p>
      <text:p text:style-name="P5"><text:s text:c="4"/>change(l,v);</text:p>
      <text:p text:style-name="P5"><text:s text:c="4"/>change(r+1,-v);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</style:style>
    <style:style style:name="MT1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bookmark text:name="cb_post_title_url"/><text:span text:style-name="MT1">树状数组基本模板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23:57:41.497198916</meta:creation-date>
    <dc:date>2015-10-13T00:00:34.437622029</dc:date>
    <meta:editing-duration>P0D</meta:editing-duration>
    <meta:editing-cycles>1</meta:editing-cycles>
    <meta:document-statistic meta:table-count="0" meta:image-count="0" meta:object-count="0" meta:page-count="2" meta:paragraph-count="56" meta:word-count="497" meta:character-count="1364" meta:non-whitespace-character-count="1090"/>
    <meta:generator>LibreOffice/4.2.8.2$Linux_X86_64 LibreOffice_project/420m0$Build-2</meta:generator>
  </office:meta>
</office:document-meta>
</file>